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FC000002AA2AB20D15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7.8cm" svg:height="15.5cm" svg:x="0.2cm" svg:y="0.2cm">
          <draw:image xlink:href="Pictures/20000002000002FC000002AA2AB20D15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13T19:00:27.774357512</dc:date>
    <meta:editing-duration>PT3M44S</meta:editing-duration>
    <meta:editing-cycles>3</meta:editing-cycles>
    <meta:generator>LibreOffice/4.3.3.2$Linux_X86_64 LibreOffice_project/430m0$Build-2</meta:generator>
    <meta:document-statistic meta:object-count="1"/>
  </office:meta>
</office:document-meta>
</file>